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047in"/>
    </style:style>
    <style:style style:name="co4" style:family="table-column">
      <style:table-column-properties fo:break-before="auto" style:column-width="1.6165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28pt" style:font-size-asian="28pt" style:font-size-complex="28pt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2">
      <style:table-cell-properties fo:border-bottom="none" fo:background-color="#666666" style:text-align-source="fix" style:repeat-content="false" fo:border-left="0.06pt solid #000000" fo:border-right="none" fo:border-top="0.06pt solid #000000"/>
      <style:paragraph-properties fo:text-align="start" fo:margin-left="0in"/>
      <style:text-properties fo:color="#ffffff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/>
    </style:style>
    <style:style style:name="ce11" style:family="table-cell" style:parent-style-name="Default">
      <style:table-cell-properties fo:background-color="#e6e6e6" fo:padding-bottom="0.0193in" fo:padding-left="0.0138in" fo:padding-right="0.0138in" fo:padding-top="0.0193in"/>
    </style:style>
    <style:style style:name="ce12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13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6" style:family="table-cell" style:parent-style-name="Default">
      <style:table-cell-properties fo:background-color="#666666"/>
      <style:text-properties fo:color="#ffffff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9" style:family="table-cell" style:parent-style-name="Default">
      <style:table-cell-properties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justify" fo:margin-left="0in"/>
    </style:style>
    <style:style style:name="ce22" style:family="table-cell" style:parent-style-name="Default" style:data-style-name="N122">
      <style:table-cell-properties fo:background-color="#666666"/>
      <style:text-properties fo:color="#ffffff"/>
    </style:style>
    <style:style style:name="ce23" style:family="table-cell" style:parent-style-name="Default" style:data-style-name="N123">
      <style:table-cell-properties fo:background-color="#666666"/>
      <style:text-properties fo:color="#ffffff"/>
    </style:style>
    <style:style style:name="ce24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  <style:text-properties fo:color="#ffffff"/>
    </style:style>
    <style:style style:name="ce2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/>
    </style:style>
    <style:style style:name="ce30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0.06pt solid #000000" fo:border-top="none"/>
    </style:style>
    <style:style style:name="ce31" style:family="table-cell" style:parent-style-name="Default">
      <style:table-cell-properties fo:border-bottom="0.06pt solid #000000" fo:background-color="#e6e6e6" fo:border-left="none" fo:padding-bottom="0.0193in" fo:padding-left="0.0138in" fo:padding-right="0.0138in" fo:padding-top="0.0193in" fo:border-right="0.06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22"/>
    <style:style style:name="ce39" style:family="table-cell" style:parent-style-name="Default" style:data-style-name="N122">
      <style:table-cell-properties fo:border-bottom="0.06pt solid #000000" fo:background-color="#e6e6e6" fo:border-left="none" fo:border-right="none" fo:border-top="0.06pt solid #000000"/>
    </style:style>
    <style:style style:name="ce4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41" style:family="table-cell" style:parent-style-name="Default" style:data-style-name="N122">
      <style:table-cell-properties style:vertical-align="top"/>
    </style:style>
    <style:style style:name="ce42" style:family="table-cell" style:parent-style-name="Default" style:data-style-name="N122">
      <style:table-cell-properties fo:border-bottom="0.06pt solid #000000" fo:border-left="none" fo:border-right="none" fo:border-top="none" style:vertical-align="top"/>
    </style:style>
    <style:style style:name="ce4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45" style:family="table-cell" style:parent-style-name="Default" style:data-style-name="N122">
      <style:table-cell-properties fo:background-color="#666666" fo:padding-bottom="0.0193in" fo:padding-left="0.0138in" fo:padding-right="0.0138in" fo:padding-top="0.0193in"/>
      <style:text-properties fo:color="#ffffff"/>
    </style:style>
    <style:style style:name="ce46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_2" table:style-name="ta1">
        <table:table-column table:style-name="co2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3" table:number-columns-repeated="2" table:default-cell-style-name="Default"/>
        <table:table-row table:style-name="ro2">
          <table:table-cell table:style-name="ce1" office:value-type="string" table:number-columns-spanned="8" table:number-rows-spanned="1">
            <text:p>Anhang (A.1): Tabell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Messumstände</text:p>
          </table:table-cell>
          <table:table-cell table:style-name="ce10" table:number-columns-repeated="2"/>
          <table:table-cell table:style-name="ce24" office:value-type="string" table:number-columns-spanned="2" table:number-rows-spanned="1">
            <text:p>Quelle</text:p>
          </table:table-cell>
          <table:covered-table-cell table:style-name="ce29"/>
          <table:table-cell table:number-columns-repeated="3"/>
        </table:table-row>
        <table:table-row table:style-name="ro3">
          <table:table-cell table:style-name="ce3" office:value-type="string">
            <text:p>Temperatur 22.0 +/- 0.5</text:p>
          </table:table-cell>
          <table:table-cell table:style-name="ce11" office:value-type="float" office:value="295.15">
            <text:p>295.15</text:p>
          </table:table-cell>
          <table:table-cell table:style-name="ce19" office:value-type="string">
            <text:p>K</text:p>
          </table:table-cell>
          <table:table-cell table:style-name="ce11" office:value-type="string">
            <text:p>Thermometer im Labor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3" office:value-type="string">
            <text:p>Druck 52+48.6 +/- 0.1</text:p>
          </table:table-cell>
          <table:table-cell table:style-name="ce11" office:value-type="float" office:value="102600">
            <text:p>102600</text:p>
          </table:table-cell>
          <table:table-cell table:style-name="ce19" office:value-type="string">
            <text:p>pa</text:p>
          </table:table-cell>
          <table:table-cell table:style-name="ce11" office:value-type="string">
            <text:p>Barometer im Labor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3" office:value-type="string">
            <text:p>Systematische Messunsicherheit der Waage</text:p>
          </table:table-cell>
          <table:table-cell table:style-name="ce12" office:value-type="string">
            <text:p>+/- 0.2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3" office:value-type="string">
            <text:p>Zufällige Messunsicherheit der Waage</text:p>
          </table:table-cell>
          <table:table-cell table:style-name="ce12" office:value-type="string">
            <text:p>+/- 0.1</text:p>
          </table:table-cell>
          <table:table-cell table:style-name="ce19" office:value-type="string">
            <text:p>mg</text:p>
          </table:table-cell>
          <table:table-cell table:style-name="ce11" office:value-type="string">
            <text:p>Lag am Arbeitsplatz aus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3" office:value-type="string">
            <text:p>Dichte des Wassers lt. Diagramm in kg/m^3</text:p>
          </table:table-cell>
          <table:table-cell table:style-name="ce11" office:value-type="float" office:value="997.77">
            <text:p>997.77</text:p>
          </table:table-cell>
          <table:table-cell table:style-name="ce19" office:value-type="string">
            <text:p>kg/m^3</text:p>
          </table:table-cell>
          <table:table-cell table:style-name="ce11" office:value-type="string">
            <text:p>Nach Tabelle am Arbeitsplatz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3" office:value-type="string">
            <text:p>Rs für trockene Luft</text:p>
          </table:table-cell>
          <table:table-cell table:style-name="ce11" office:value-type="float" office:value="287.058">
            <text:p>287.058</text:p>
          </table:table-cell>
          <table:table-cell table:style-name="ce19" office:value-type="string">
            <text:p>J/(kg*K)</text:p>
          </table:table-cell>
          <table:table-cell table:style-name="ce11" office:value-type="string">
            <text:p>Nach Wikipedia (DE)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" office:value-type="string">
            <text:p>Luftdichte</text:p>
          </table:table-cell>
          <table:table-cell table:style-name="ce13" table:formula="of:=[.B4]/([.B3]*[.B8])" office:value-type="float" office:value="1.21097427806007">
            <text:p>1.2109742781</text:p>
          </table:table-cell>
          <table:table-cell table:style-name="ce20" office:value-type="string">
            <text:p>kg/m^3</text:p>
          </table:table-cell>
          <table:table-cell table:style-name="ce13" office:value-type="string">
            <text:p>Nach Formel aus Wikipedia</text:p>
          </table:table-cell>
          <table:table-cell table:style-name="ce31"/>
          <table:table-cell table:number-columns-repeated="3"/>
        </table:table-row>
        <table:table-row table:style-name="ro4">
          <table:table-cell table:style-name="ce5" office:value-type="string">
            <text:p>Messergebnisse (Masse in g)</text:p>
          </table:table-cell>
          <table:table-cell table:style-name="ce14" office:value-type="string" table:number-columns-spanned="3" table:number-rows-spanned="1">
            <text:p>Nach A.1 bis A.4 berechnete Werte</text:p>
          </table:table-cell>
          <table:covered-table-cell table:number-columns-repeated="2" table:style-name="ce21"/>
          <table:table-cell table:style-name="ce32" office:value-type="string" table:number-columns-spanned="4" table:number-rows-spanned="1">
            <text:p>Berechnung der Messunsicherheit</text:p>
          </table:table-cell>
          <table:covered-table-cell table:style-name="ce39"/>
          <table:covered-table-cell table:style-name="ce44"/>
          <table:covered-table-cell table:style-name="ce46"/>
        </table:table-row>
        <table:table-row table:style-name="ro1">
          <table:table-cell table:style-name="ce6" office:value-type="string">
            <text:p>Kupfer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1">
          <table:table-cell table:style-name="ce7" office:value-type="string">
            <text:p>b</text:p>
          </table:table-cell>
          <table:table-cell table:style-name="ce16" office:value-type="string">
            <text:p>Mittelwert</text:p>
          </table:table-cell>
          <table:table-cell table:style-name="ce22" table:formula="of:=MEDIAN([.A12:.A17])" office:value-type="float" office:value="8.9938">
            <text:p>8.9938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12]+[.C28]-[.C44])-([.C12]*[.B7]-([.C44]-[.C28])*[.B9])/([.C12]+[.C28]-[.C44])^2" office:value-type="float" office:value="-7682.598515689">
            <text:p>-7682.5985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3">
          <table:table-cell table:style-name="ce7" office:value-type="float" office:value="8.9941">
            <text:p>8.9941</text:p>
          </table:table-cell>
          <table:table-cell table:style-name="ce16" office:value-type="string">
            <text:p>Dichte</text:p>
          </table:table-cell>
          <table:table-cell table:style-name="ce22" table:formula="of:=([.C12]*[.B7]/1000-([.C44]/1000-[.C28]/1000)*[.B9])/([.C12]/1000-([.C44]/1000-[.C28]/1000))" office:value-type="float" office:value="8812.5092101589">
            <text:p>8812.5092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12]+[.C28]-[.C44])-([.C12]*[.B7]-([.C44]-[.C28])*[.B9])/([.C12]+[.C28]-[.C44])^2" office:value-type="float" office:value="-8662.30656299724">
            <text:p>-8662.3066</text:p>
          </table:table-cell>
          <table:table-cell table:style-name="ce45" table:formula="of:=SQRT(([.F12]*[.C14])^2+([.F13]*[.C30])^2+([.F14]*[.C46])^2)" office:value-type="float" office:value="26.7328489274489">
            <text:p>26.7328</text:p>
          </table:table-cell>
          <table:table-cell table:style-name="ce26" office:value-type="string">
            <text:p>kg/m^3</text:p>
          </table:table-cell>
        </table:table-row>
        <table:table-row table:style-name="ro1">
          <table:table-cell table:style-name="ce7" office:value-type="float" office:value="8.9938">
            <text:p>8.9938</text:p>
          </table:table-cell>
          <table:table-cell table:style-name="ce16" office:value-type="string">
            <text:p>Messunsicherheit u</text:p>
          </table:table-cell>
          <table:table-cell table:style-name="ce23" table:formula="of:=STDEVP([.A12:.A17])/SQRT(6)" office:value-type="float" office:value="0.0000683130051062381">
            <text:p>6.8313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12]+[.C28]-[.C44])-([.C12]*[.B7]-([.C44]-[.C28])*[.B9])/([.C12]+[.C28]-[.C44])^2" office:value-type="float" office:value="-8664.68755843188">
            <text:p>-8664.6876</text:p>
          </table:table-cell>
          <table:table-cell/>
          <table:table-cell table:style-name="ce48"/>
        </table:table-row>
        <table:table-row table:style-name="ro1">
          <table:table-cell table:style-name="ce7" office:value-type="float" office:value="8.9941">
            <text:p>8.9941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style-name="ce34" office:value-type="string" table:number-columns-spanned="2" table:number-rows-spanned="4">
            <text:p>(Partielle Ableitungen zur Fehlerfortpflanzung. Mit maxima berechnet.)</text:p>
          </table:table-cell>
          <table:covered-table-cell table:style-name="ce41"/>
          <table:table-cell/>
          <table:table-cell table:style-name="ce48"/>
        </table:table-row>
        <table:table-row table:style-name="ro1">
          <table:table-cell table:style-name="ce7" office:value-type="float" office:value="8.9937">
            <text:p>8.9937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1">
          <table:table-cell table:style-name="ce7" office:value-type="float" office:value="8.9938">
            <text:p>8.9938</text:p>
          </table:table-cell>
          <table:table-cell table:style-name="ce17" table:number-columns-repeated="3"/>
          <table:covered-table-cell table:style-name="ce35"/>
          <table:covered-table-cell table:style-name="ce41"/>
          <table:table-cell/>
          <table:table-cell table:style-name="ce48"/>
        </table:table-row>
        <table:table-row table:style-name="ro1">
          <table:table-cell table:style-name="ce8"/>
          <table:table-cell table:style-name="ce18" table:number-columns-repeated="3"/>
          <table:covered-table-cell table:style-name="ce36"/>
          <table:covered-table-cell table:style-name="ce42"/>
          <table:table-cell table:style-name="ce37"/>
          <table:table-cell table:style-name="ce49"/>
        </table:table-row>
        <table:table-row table:style-name="ro1">
          <table:table-cell table:style-name="ce6" office:value-type="string">
            <text:p>Aluprobe</text:p>
          </table:table-cell>
          <table:table-cell table:style-name="ce15" table:number-columns-repeated="3"/>
          <table:table-cell table:style-name="ce33"/>
          <table:table-cell table:style-name="ce40"/>
          <table:table-cell table:style-name="ce33"/>
          <table:table-cell table:style-name="ce47"/>
        </table:table-row>
        <table:table-row table:style-name="ro1">
          <table:table-cell table:style-name="ce7" office:value-type="float" office:value="2.7506">
            <text:p>2.7506</text:p>
          </table:table-cell>
          <table:table-cell table:style-name="ce16" office:value-type="string">
            <text:p>Mittelwert</text:p>
          </table:table-cell>
          <table:table-cell table:style-name="ce22" table:formula="of:=MEDIAN([.A20:.A25])" office:value-type="float" office:value="2.75055">
            <text:p>2.7506</text:p>
          </table:table-cell>
          <table:table-cell table:style-name="ce16" office:value-type="string">
            <text:p>g</text:p>
          </table:table-cell>
          <table:table-cell office:value-type="string">
            <text:p>partial m1</text:p>
          </table:table-cell>
          <table:table-cell table:formula="of:=[.B7]/([.C20]+[.C28]-[.C36])-([.C20]*[.B7]-([.C36]-[.C28])*[.B9])/([.C20]+[.C28]-[.C36])^2" office:value-type="float" office:value="-1675.41926929503">
            <text:p>-1675.4193</text:p>
          </table:table-cell>
          <table:table-cell table:style-name="ce16" office:value-type="string">
            <text:p>Unsicherheit der Dichte</text:p>
          </table:table-cell>
          <table:table-cell table:style-name="ce26"/>
        </table:table-row>
        <table:table-row table:style-name="ro3">
          <table:table-cell table:style-name="ce7" office:value-type="float" office:value="2.7506">
            <text:p>2.7506</text:p>
          </table:table-cell>
          <table:table-cell table:style-name="ce16" office:value-type="string">
            <text:p>Dichte</text:p>
          </table:table-cell>
          <table:table-cell table:style-name="ce22" table:formula="of:=([.C20]*[.B7]/1000-([.C36]/1000-[.C28]/1000)*[.B9])/([.C20]/1000-([.C36]/1000-[.C28]/1000))" office:value-type="float" office:value="2699.66089374989">
            <text:p>2699.6609</text:p>
          </table:table-cell>
          <table:table-cell table:style-name="ce16" office:value-type="string">
            <text:p>kg/m^3</text:p>
          </table:table-cell>
          <table:table-cell office:value-type="string">
            <text:p>partial m2</text:p>
          </table:table-cell>
          <table:table-cell table:formula="of:=[.B9]/([.C20]+[.C28]-[.C36])-([.C20]*[.B7]-([.C36]-[.C28])*[.B9])/([.C20]+[.C28]-[.C36])^2" office:value-type="float" office:value="-2656.4775738057">
            <text:p>-2656.4776</text:p>
          </table:table-cell>
          <table:table-cell table:style-name="ce45" table:formula="of:=SQRT(([.F20]*[.C22])^2+([.F21]*[.C30])^2+([.F22]*[.C38])^2)" office:value-type="float" office:value="16.6621818109243">
            <text:p>16.6622</text:p>
          </table:table-cell>
          <table:table-cell table:style-name="ce26" office:value-type="string">
            <text:p>kg/m^3</text:p>
          </table:table-cell>
        </table:table-row>
        <table:table-row table:style-name="ro1">
          <table:table-cell table:style-name="ce7" office:value-type="float" office:value="2.7506">
            <text:p>2.7506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0:.A25])/SQRT(6)" office:value-type="float" office:value="0.0000204124145231456">
            <text:p>2.0412E-05</text:p>
          </table:table-cell>
          <table:table-cell table:style-name="ce16" office:value-type="string">
            <text:p>g</text:p>
          </table:table-cell>
          <table:table-cell office:value-type="string">
            <text:p>partial m3</text:p>
          </table:table-cell>
          <table:table-cell table:formula="of:=-[.B9]/([.C20]+[.C28]-[.C36])-([.C20]*[.B7]-([.C36]-[.C28])*[.B9])/([.C20]+[.C28]-[.C36])^2" office:value-type="float" office:value="-2658.86185078554">
            <text:p>-2658.8619</text:p>
          </table:table-cell>
          <table:table-cell/>
          <table:table-cell table:style-name="ce48"/>
        </table:table-row>
        <table:table-row table:style-name="ro1">
          <table:table-cell table:style-name="ce7" office:value-type="float" office:value="2.7505">
            <text:p>2.7505</text:p>
          </table:table-cell>
          <table:table-cell table:style-name="ce16" office:value-type="string">
            <text:p>Zzgl. den o.g. +/- 0.1mg</text:p>
          </table:table-cell>
          <table:table-cell table:style-name="ce17" table:number-columns-repeated="2"/>
          <table:table-cell table:number-columns-repeated="3"/>
          <table:table-cell table:style-name="ce48"/>
        </table:table-row>
        <table:table-row table:style-name="ro1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1">
          <table:table-cell table:style-name="ce7" office:value-type="float" office:value="2.7505">
            <text:p>2.7505</text:p>
          </table:table-cell>
          <table:table-cell table:style-name="ce17" table:number-columns-repeated="3"/>
          <table:table-cell table:number-columns-repeated="3"/>
          <table:table-cell table:style-name="ce48"/>
        </table:table-row>
        <table:table-row table:style-name="ro1">
          <table:table-cell table:style-name="ce8"/>
          <table:table-cell table:style-name="ce18" table:number-columns-repeated="3"/>
          <table:table-cell table:style-name="ce37"/>
          <table:table-cell table:style-name="ce43"/>
          <table:table-cell table:style-name="ce37"/>
          <table:table-cell table:style-name="ce49"/>
        </table:table-row>
        <table:table-row table:style-name="ro1">
          <table:table-cell table:style-name="ce6" office:value-type="string">
            <text:p>Pyknometer (voll)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1">
          <table:table-cell table:style-name="ce7" office:value-type="float" office:value="51.5614">
            <text:p>51.5614</text:p>
          </table:table-cell>
          <table:table-cell table:style-name="ce16" office:value-type="string">
            <text:p>Mittelwert</text:p>
          </table:table-cell>
          <table:table-cell table:style-name="ce23" table:formula="of:=MEDIAN([.A28:.A33])" office:value-type="float" office:value="51.57895">
            <text:p>5.1579E+01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1.5776">
            <text:p>51.5776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1.583">
            <text:p>51.583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28:.A33])/SQRT(6)" office:value-type="float" office:value="0.0029741867858354">
            <text:p>2.9742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1.581">
            <text:p>51.581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1.5803">
            <text:p>51.580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1.5728">
            <text:p>51.572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>
          <table:table-cell table:style-name="ce6" office:value-type="string">
            <text:p>Pyknometer (voll) m. Alu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1">
          <table:table-cell table:style-name="ce7" office:value-type="float" office:value="53.3395">
            <text:p>53.3395</text:p>
          </table:table-cell>
          <table:table-cell table:style-name="ce16" office:value-type="string">
            <text:p>Mittelwert</text:p>
          </table:table-cell>
          <table:table-cell table:style-name="ce22" table:formula="of:=MEDIAN([.A36:.A41])" office:value-type="float" office:value="53.3137">
            <text:p>53.3137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3.3153">
            <text:p>53.3153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3.32">
            <text:p>53.3200</text:p>
          </table:table-cell>
          <table:table-cell table:style-name="ce16" office:value-type="string">
            <text:p>Messunsicherheit u</text:p>
          </table:table-cell>
          <table:table-cell table:style-name="ce23" table:formula="of:=STDEVP([.A36:.A41])/SQRT(6)" office:value-type="float" office:value="0.00551732960098673">
            <text:p>5.5173E-03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3.304">
            <text:p>53.3040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3.3121">
            <text:p>53.3121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3.2965">
            <text:p>53.2965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8"/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>
          <table:table-cell table:style-name="ce6" office:value-type="string">
            <text:p>Pyknometer (voll) m. Kupferprobe</text:p>
          </table:table-cell>
          <table:table-cell table:style-name="ce15" table:number-columns-repeated="2"/>
          <table:table-cell table:style-name="ce25"/>
          <table:table-cell table:number-columns-repeated="4"/>
        </table:table-row>
        <table:table-row table:style-name="ro1">
          <table:table-cell table:style-name="ce7" office:value-type="float" office:value="59.5539">
            <text:p>59.5539</text:p>
          </table:table-cell>
          <table:table-cell table:style-name="ce16" office:value-type="string">
            <text:p>Mittelwert</text:p>
          </table:table-cell>
          <table:table-cell table:style-name="ce22" table:formula="of:=MEDIAN([.A44:.A49])" office:value-type="float" office:value="59.55555">
            <text:p>59.5556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9.5548">
            <text:p>59.5548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9.5552">
            <text:p>59.5552</text:p>
          </table:table-cell>
          <table:table-cell table:style-name="ce16" office:value-type="string">
            <text:p>Messunsicherheit u</text:p>
          </table:table-cell>
          <table:table-cell table:style-name="ce23" table:formula="of:=STDEVP([.A44:.A49])/SQRT(6)" office:value-type="float" office:value="0.00082113291205442">
            <text:p>8.2113E-04</text:p>
          </table:table-cell>
          <table:table-cell table:style-name="ce26" office:value-type="string">
            <text:p>g</text:p>
          </table:table-cell>
          <table:table-cell table:number-columns-repeated="4"/>
        </table:table-row>
        <table:table-row table:style-name="ro1">
          <table:table-cell table:style-name="ce7" office:value-type="float" office:value="59.5599">
            <text:p>59.5599</text:p>
          </table:table-cell>
          <table:table-cell table:style-name="ce16" office:value-type="string">
            <text:p>Zzgl. den o.g. +/- 0.1mg</text:p>
          </table:table-cell>
          <table:table-cell table:style-name="ce17"/>
          <table:table-cell table:style-name="ce27"/>
          <table:table-cell table:number-columns-repeated="4"/>
        </table:table-row>
        <table:table-row table:style-name="ro1">
          <table:table-cell table:style-name="ce7" office:value-type="float" office:value="59.5577">
            <text:p>59.5577</text:p>
          </table:table-cell>
          <table:table-cell table:style-name="ce17" table:number-columns-repeated="2"/>
          <table:table-cell table:style-name="ce27"/>
          <table:table-cell table:number-columns-repeated="4"/>
        </table:table-row>
        <table:table-row table:style-name="ro1">
          <table:table-cell table:style-name="ce8" office:value-type="float" office:value="59.5559">
            <text:p>59.5559</text:p>
          </table:table-cell>
          <table:table-cell table:style-name="ce18" table:number-columns-repeated="2"/>
          <table:table-cell table:style-name="ce28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4" number:min-integer-digits="1"/>
    </number:number-style>
    <number:number-style style:name="N123">
      <number:scientific-number number:decimal-places="4" number:min-integer-digits="1" number:min-exponent-digits="2"/>
    </number:number-style>
    <number:number-style style:name="N124">
      <number:scientific-number number:decimal-places="4" number:min-integer-digits="1" number:min-exponent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4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2-07T14:44:30</dc:date>
    <meta:editing-duration>PT2H46M23S</meta:editing-duration>
    <meta:editing-cycles>90</meta:editing-cycles>
    <meta:generator>LibreOffice/3.4$Unix LibreOffice_project/340m1$Build-502</meta:generator>
    <meta:document-statistic meta:table-count="4" meta:cell-count="129" meta:object-count="0"/>
  </office:meta>
</office:document-meta>
</file>